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line-height="115%"/>
      <style:text-properties fo:color="#000000"/>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paragraph-properties fo:line-height="150%"/>
      <style:text-properties style:font-name="Times New Roman" fo:font-size="10pt" style:font-size-asian="10pt" style:font-size-complex="10pt"/>
    </style:style>
    <style:style style:name="P5" style:family="paragraph" style:parent-style-name="Text_20_body">
      <style:text-properties style:font-name="Arial" fo:font-size="9pt" style:font-size-asian="9pt" style:font-size-complex="9pt"/>
    </style:style>
    <style:style style:name="P6" style:family="paragraph" style:parent-style-name="Text_20_body">
      <style:paragraph-properties fo:line-height="150%"/>
      <style:text-properties style:font-name="Arial" fo:font-size="9pt" style:font-size-asian="9pt" style:font-size-complex="9pt"/>
    </style:style>
    <style:style style:name="P7" style:family="paragraph" style:parent-style-name="Text_20_body">
      <style:paragraph-properties fo:line-height="150%" fo:text-align="center" style:justify-single-word="false"/>
      <style:text-properties style:font-name="Arial" fo:font-size="9pt" style:font-size-asian="9pt" style:font-size-complex="9pt"/>
    </style:style>
    <style:style style:name="P8" style:family="paragraph" style:parent-style-name="Text_20_body">
      <style:paragraph-properties fo:line-height="150%" fo:text-align="center" style:justify-single-word="false"/>
      <style:text-properties style:font-name="Arial" fo:font-size="8pt" fo:font-style="italic" style:font-size-asian="8pt" style:font-size-complex="8pt"/>
    </style:style>
    <style:style style:name="P9" style:family="paragraph" style:parent-style-name="Text_20_body">
      <style:text-properties fo:font-size="14pt" style:font-size-asian="14pt" style:font-size-complex="14pt"/>
    </style:style>
    <style:style style:name="P10" style:family="paragraph" style:parent-style-name="Text_20_body">
      <style:paragraph-properties fo:line-height="150%"/>
      <style:text-properties fo:font-size="11pt" style:font-size-asian="11pt" style:font-size-complex="11pt"/>
    </style:style>
    <style:style style:name="P11" style:family="paragraph" style:parent-style-name="Text_20_body">
      <style:paragraph-properties fo:line-height="150%" fo:break-before="page"/>
      <style:text-properties fo:font-size="11pt" style:font-size-asian="11pt" style:font-size-complex="11pt"/>
    </style:style>
    <style:style style:name="P12" style:family="paragraph" style:parent-style-name="Text_20_body">
      <style:paragraph-properties fo:margin-left="0in" fo:margin-right="0.4902in" fo:text-indent="0in" style:auto-text-indent="false"/>
      <style:text-properties fo:font-size="11pt" style:font-size-asian="11pt" style:font-size-complex="11pt"/>
    </style:style>
    <style:style style:name="P13" style:family="paragraph" style:parent-style-name="Text_20_body">
      <style:paragraph-properties fo:margin-left="0in" fo:margin-right="0.4902in" fo:line-height="150%" fo:text-indent="0in" style:auto-text-indent="false"/>
      <style:text-properties fo:font-size="11pt" style:font-size-asian="11pt" style:font-size-complex="11pt"/>
    </style:style>
    <style:style style:name="P14" style:family="paragraph" style:parent-style-name="Text_20_body">
      <style:paragraph-properties fo:margin-left="0in" fo:margin-right="0.4902in" fo:text-indent="0in" style:auto-text-indent="false"/>
      <style:text-properties fo:font-size="11pt" fo:font-weight="bold" style:font-size-asian="11pt" style:font-size-complex="11pt"/>
    </style:style>
    <style:style style:name="P15" style:family="paragraph" style:parent-style-name="Text_20_body">
      <style:paragraph-properties fo:margin-left="0in" fo:margin-right="0in" fo:line-height="150%" fo:text-indent="0in" style:auto-text-indent="false"/>
      <style:text-properties style:font-name="Arial" fo:font-size="9pt" fo:font-weight="bold" style:font-size-asian="9pt" style:font-size-complex="9pt"/>
    </style:style>
    <style:style style:name="P16" style:family="paragraph" style:parent-style-name="Text_20_body">
      <style:paragraph-properties fo:margin-left="0in" fo:margin-right="0in" fo:line-height="150%" fo:text-indent="0in" style:auto-text-indent="false"/>
      <style:text-properties style:font-name="Arial" fo:font-size="9pt" style:font-size-asian="9pt" style:font-size-complex="9pt"/>
    </style:style>
    <style:style style:name="P17" style:family="paragraph" style:parent-style-name="Text_20_body">
      <style:paragraph-properties fo:margin-left="0in" fo:margin-right="0in" fo:line-height="150%" fo:text-indent="0in" style:auto-text-indent="false"/>
      <style:text-properties style:font-name="Times New Roman" fo:font-size="10pt" style:font-size-asian="10pt" style:font-size-complex="10pt"/>
    </style:style>
    <style:style style:name="P18" style:family="paragraph" style:parent-style-name="Text_20_body">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19" style:family="paragraph" style:parent-style-name="Text_20_body" style:list-style-name="L6">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20" style:family="paragraph" style:parent-style-name="Text_20_body" style:list-style-name="L5">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21" style:family="paragraph" style:parent-style-name="Text_20_body" style:list-style-name="L3">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22" style:family="paragraph" style:parent-style-name="Text_20_body" style:list-style-name="L4">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23" style:family="paragraph" style:parent-style-name="Text_20_body" style:list-style-name="L9">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24"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rial" fo:font-size="9pt" style:font-size-asian="9pt" style:font-size-complex="9pt"/>
    </style:style>
    <style:style style:name="P25" style:family="paragraph" style:parent-style-name="Text_20_body" style:list-style-name="L8">
      <style:paragraph-properties fo:margin-top="0in" fo:margin-bottom="0in" fo:line-height="150%"/>
      <style:text-properties style:font-name="Arial" fo:font-size="9pt" style:font-size-asian="9pt" style:font-size-complex="9pt"/>
    </style:style>
    <style:style style:name="P26" style:family="paragraph" style:parent-style-name="Heading_20_2">
      <style:paragraph-properties fo:text-align="center" style:justify-single-word="false"/>
    </style:style>
    <style:style style:name="P27" style:family="paragraph" style:parent-style-name="Heading_20_2">
      <style:text-properties fo:font-size="14pt" style:font-size-asian="14pt" style:font-size-complex="14pt"/>
    </style:style>
    <style:style style:name="P28" style:family="paragraph" style:parent-style-name="Heading_20_2">
      <style:paragraph-properties fo:text-align="center" style:justify-single-word="false"/>
      <style:text-properties fo:font-size="12pt" style:font-size-asian="12pt" style:font-size-complex="12pt"/>
    </style:style>
    <style:style style:name="P29" style:family="paragraph" style:parent-style-name="Heading_20_2">
      <style:paragraph-properties fo:break-before="page"/>
      <style:text-properties fo:font-size="14pt" style:font-size-asian="14pt" style:font-size-complex="14pt"/>
    </style:style>
    <style:style style:name="P30" style:family="paragraph" style:parent-style-name="Heading_20_1">
      <style:paragraph-properties fo:text-align="center" style:justify-single-word="false"/>
    </style:style>
    <style:style style:name="P31" style:family="paragraph" style:parent-style-name="Heading_20_1">
      <style:paragraph-properties fo:text-align="center" style:justify-single-word="false"/>
      <style:text-properties fo:font-size="16pt" style:font-size-asian="16pt" style:font-size-complex="16pt"/>
    </style:style>
    <style:style style:name="T1" style:family="text">
      <style:text-properties style:font-name="Arial1"/>
    </style:style>
    <style:style style:name="T2" style:family="text">
      <style:text-properties style:font-name="Arial1" fo:font-style="italic"/>
    </style:style>
    <style:style style:name="T3" style:family="text">
      <style:text-properties style:font-name="Arial1" fo:font-size="10pt"/>
    </style:style>
    <style:style style:name="T4" style:family="text">
      <style:text-properties style:font-name="Arial1" fo:font-size="9pt"/>
    </style:style>
    <style:style style:name="T5" style:family="text">
      <style:text-properties style:font-name="Arial1" fo:font-size="9pt" fo:font-weight="bold"/>
    </style:style>
    <style:style style:name="T6" style:family="text">
      <style:text-properties style:font-name="Arial1" fo:font-size="9pt" style:font-size-asian="9pt" style:font-size-complex="9pt"/>
    </style:style>
    <style:style style:name="T7" style:family="text">
      <style:text-properties style:font-name="Arial1" fo:font-weight="bold"/>
    </style:style>
    <style:style style:name="T8" style:family="text">
      <style:text-properties fo:font-style="italic"/>
    </style:style>
    <style:style style:name="T9" style:family="text">
      <style:text-properties fo:font-style="italic" fo:font-weight="bold"/>
    </style:style>
    <style:style style:name="T10" style:family="text">
      <style:text-properties fo:font-weight="bold"/>
    </style:style>
    <style:style style:name="T11" style:family="text">
      <style:text-properties fo:font-size="10pt" fo:font-style="italic" fo:font-weight="bold"/>
    </style:style>
    <style:style style:name="T12" style:family="text">
      <style:text-properties fo:font-size="11pt" fo:font-weight="bold"/>
    </style:style>
    <style:style style:name="T13" style:family="text">
      <style:text-properties fo:font-size="9pt"/>
    </style:style>
    <style:style style:name="T14" style:family="text">
      <style:text-properties fo:font-size="9pt" fo:font-weight="bold"/>
    </style:style>
    <style:style style:name="T15" style:family="text">
      <style:text-properties fo:font-size="9pt" fo:font-weight="bold" style:font-size-asian="9pt" style:font-size-complex="9pt"/>
    </style:style>
    <style:style style:name="T16" style:family="text">
      <style:text-properties fo:font-size="9pt" fo:font-style="italic"/>
    </style:style>
    <style:style style:name="T17" style:family="text">
      <style:text-properties fo:font-size="9pt" fo:font-style="italic" fo:font-weight="bold"/>
    </style:style>
    <style:style style:name="T18" style:family="text">
      <style:text-properties fo:font-size="9pt" style:font-size-asian="9pt" style:font-size-complex="9pt"/>
    </style:style>
    <style:style style:name="T19" style:family="text">
      <style:text-properties fo:font-variant="normal" fo:text-transform="none"/>
    </style:style>
    <style:style style:name="T20" style:family="text">
      <style:text-properties fo:font-variant="normal" fo:text-transform="none" style:font-name="Symbol"/>
    </style:style>
    <style:style style:name="T21" style:family="text">
      <style:text-properties style:font-name="Symbol"/>
    </style:style>
    <style:style style:name="T22" style:family="text">
      <style:text-properties style:font-name="Times New Roman"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3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55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8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1.05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1.3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1.55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1.8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2.05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2.3in" fo:margin-left="0.2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3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55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8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1.05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1.3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1.55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1.8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2.05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2.3in" fo:margin-left="0.2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3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55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8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1.05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1.3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1.55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1.8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2.05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2.3in" fo:margin-left="0.2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3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55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8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1.05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1.3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1.55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1.8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2.05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2.3in" fo:margin-left="0.2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h text:style-name="P30" text:outline-level="1"> </text:h>
      <text:h text:style-name="P30" text:outline-level="1"> </text:h>
      <text:h text:style-name="P30" text:outline-level="1"> </text:h>
      <text:h text:style-name="P30" text:outline-level="1"> </text:h>
      <text:h text:style-name="P30" text:outline-level="1"> </text:h>
      <text:h text:style-name="P31" text:outline-level="1">Greg A. Gallant</text:h>
      <text:p text:style-name="Text_20_body"> </text:p>
      <text:p text:style-name="P3">Sr. Software Engineer</text:p>
      <text:h text:style-name="P26" text:outline-level="2"> </text:h>
      <text:p text:style-name="Text_20_body"> </text:p>
      <text:h text:style-name="P28" text:outline-level="2"><text:span text:style-name="T2">Resume</text:span> <text:span text:style-name="T2">and</text:span> <text:span text:style-name="T2">Cover</text:span> <text:span text:style-name="T2">Letter</text:span></text:h>
      <text:p text:style-name="Text_20_body"> </text:p>
      <text:p text:style-name="P11"/>
      <text:p text:style-name="P10">I am a senior technologist with over 13 years of experience in building small technology companies into profitable medium sized enterprises.  I am an OO based software and database programmer using a multitude of languages including Java Spring 3 MVC, PHP Zend 2 Framework, Python and the Django framework, Javascript and JQuery, MYSQL and Oracle databases.</text:p>
      <text:p text:style-name="P13">My latest position was as one of the initial senior software developers at Journalism Online, creating the Java Spring 3 MVC implementation of the Press+ affiliate paywall while maintaining a smaller PHP company website.  The goal was to create a fully functional easy to use paywall that would be easily adopted by affiliates around the world which only required one line of code inserted within any type of content management systems.   This functionality was developed for desktops as well as Android, IPhone and IPad architecture.  Development included customer service tools and a SelfCare system for the customers of the affiliates to handle account information.  </text:p>
      <text:p text:style-name="P13">I worked for four months starting in June 2009 as a consultant for Sigil Inc. working on several backend projects specific to the Magento software, and Drupal along with Python integration within a PHP Zend framework in a LAMP environment.  I also used Photoshop to create web layouts and designs, transitioning the design into HTML, and programming the backend in PHP.  </text:p>
      <text:p text:style-name="P13">I also worked as a senior software engineer in an Agile environment for Conductor Inc., a Search Engine Optimization company that specialized in merging online advertisers with relevant  online publishers.  Starting as the sole engineer, I created and maintained the initial and the second production version of the Conductor platform and Intranet, which led to its first successful venture capital.  The Conductor platform included the billing and invoicing system integrated with the Monetra API, the real-time advertisement customization system, and the customer billing and invoice reporting tools.  </text:p>
      <text:p text:style-name="P13">In every company I have received multiple promotions. My strengths are in clean, maintainable development, team building and information sharing.  I work diligently with great, proactive teams.  I look forward to the opportunity to contribute to your organization as well.</text:p>
      <text:p text:style-name="P12">Thank you for your time and consideration.</text:p>
      <text:p text:style-name="P12">Best regards,</text:p>
      <text:p text:style-name="P14">Greg A. Gallant</text:p>
      <text:p text:style-name="P12">greggallant2005@gmail.com</text:p>
      <text:p text:style-name="P12">718-450-1903</text:p>
      <text:p text:style-name="P12"><text:span text:style-name="T10">Online Portfolio:</text:span> www.gallantone.com</text:p>
      <text:h text:style-name="P29" text:outline-level="2">Summary</text:h>
      <text:p text:style-name="P2">          <text:span text:style-name="T3">Hardwired success in building technology-based companies with a mastery of software engineering on all modern and upcoming digital platforms, devices and hardware.</text:span></text:p>
      <text:p text:style-name="Text_20_body"> </text:p>
      <text:h text:style-name="P27" text:outline-level="2">Professional Experience</text:h>
      <text:p text:style-name="P9"/>
      <text:p text:style-name="P4"><text:span text:style-name="T10">Press+,</text:span> <text:span text:style-name="T10">Journalism</text:span> <text:span text:style-name="T10">Online,</text:span> <text:span text:style-name="T10">New</text:span> <text:span text:style-name="T10">York,</text:span> <text:span text:style-name="T10">NY</text:span>                               June 2010 – August 2012</text:p>
      <text:p text:style-name="P4"><text:span text:style-name="T9">Sr.</text:span> <text:span text:style-name="T9">Software</text:span> <text:span text:style-name="T9">Engineer</text:span></text:p>
      <text:p text:style-name="P17">Developed the successful and largest standing Press+ paywall for multiple online newspapers and online affiliates throughout the world.</text:p>
      <text:p text:style-name="P16"><text:span text:style-name="T10">Skills</text:span> <text:span text:style-name="T10">Used</text:span>: Java Spring 3 MVC with AspectJ, Hibernate, Oracle, JQuery, Prototype, Python, Android API, Cassandra, PHP</text:p>
      <text:list xml:id="list31384237" text:style-name="L3">
        <text:list-item>
          <text:p text:style-name="P21">Created a sign up and credit card processing, subscription based infrastructure adopted by global affiliates using Spring 3 MVC workable on desktops, Android, IPhone and IPad systems</text:p>
        </text:list-item>
        <text:list-item>
          <text:p text:style-name="P21">Wrote Hibernate XML queries to handle specific subscription and account data</text:p>
        </text:list-item>
        <text:list-item>
          <text:p text:style-name="P21">Created a customizable template engine for affiliates</text:p>
        </text:list-item>
        <text:list-item>
          <text:p text:style-name="P21">Created Python scripts for logging and user tracking between several API servers</text:p>
        </text:list-item>
        <text:list-item>
          <text:p text:style-name="P21">Created extended Exception catching interfaces for logging</text:p>
        </text:list-item>
        <text:list-item>
          <text:p text:style-name="P21">Created the Customer Service tool for the customer service team to handle customers of affiliates</text:p>
        </text:list-item>
        <text:list-item>
          <text:p text:style-name="P21">Created the Self Care module for customers to personal account information</text:p>
        </text:list-item>
        <text:list-item>
          <text:p text:style-name="P21">Worked with various vendors and their APIs to maintain synchronized functionality</text:p>
        </text:list-item>
        <text:list-item>
          <text:p text:style-name="P21">Worked with Spring Security API, Exact Target, Social Vibe, Omniture and other outside vendors</text:p>
        </text:list-item>
      </text:list>
      <text:p text:style-name="P6"> </text:p>
      <text:p text:style-name="P4"><text:span text:style-name="T10">Sigil</text:span> <text:span text:style-name="T10">Inc.,</text:span> <text:span text:style-name="T10">New</text:span> <text:span text:style-name="T10">York,</text:span> <text:span text:style-name="T10">NY</text:span>                                                                         June 2009 – May 2010</text:p>
      <text:p text:style-name="P4"><text:span text:style-name="T9">Independent</text:span> <text:span text:style-name="T9">Consultant</text:span></text:p>
      <text:p text:style-name="P17">Worked independently on several backend and frontend web projects</text:p>
      <text:p text:style-name="P6"><text:span text:style-name="T10">Skills</text:span> <text:span text:style-name="T10">Used</text:span>: PHP (Magento, Zend, Elgg, Drupal), Python, Perl, MySQL, AJAX, Actionscript 3.0</text:p>
      <text:list xml:id="list31428227" text:style-name="L4">
        <text:list-item>
          <text:p text:style-name="P22">Created a python migration script replicating an existing, non-normalized product  database into a normalized Magento database structure.</text:p>
        </text:list-item>
        <text:list-item>
          <text:p text:style-name="P22">Created and designed a Zend based online store including a separate credit card processing engine and Authorize.net functionality.</text:p>
        </text:list-item>
        <text:list-item>
          <text:p text:style-name="P22">Created a dynamic form module for a Drupal based intranet site</text:p>
        </text:list-item>
        <text:list-item>
          <text:p text:style-name="P22">Created a shipping factory python script which migrated Magento database orders into a shipping spreadsheet</text:p>
        </text:list-item>
        <text:list-item>
          <text:p text:style-name="P22">Created an order uploading script allowing client to upload wholesale spreadsheets directly into a MySQL database</text:p>
        </text:list-item>
      </text:list>
      <text:p text:style-name="P6"> </text:p>
      <text:p text:style-name="P4"><text:span text:style-name="T10">Conductor</text:span> <text:span text:style-name="T10">Inc.,</text:span> <text:span text:style-name="T10">New</text:span> <text:span text:style-name="T10">York,</text:span> <text:span text:style-name="T10">NY</text:span>                                                          June 2005 – March 2009</text:p>
      <text:p text:style-name="P4"><text:soft-page-break/><text:span text:style-name="T9">Sr.</text:span> <text:span text:style-name="T9">Software</text:span> <text:span text:style-name="T9">Engineer</text:span></text:p>
      <text:p text:style-name="P17">Developed a successful ad placement and generation engine providing profitable text ad links for medium to large scale businesses on the web.</text:p>
      <text:p text:style-name="P6"><text:span text:style-name="T10">Skills</text:span> <text:span text:style-name="T10">Used</text:span>: PHP, Python, Perl, MySQL, XML, Propel ORM, Java (Springsource dm), ASP, AJAX</text:p>
      <text:list xml:id="list31436672" text:style-name="L5">
        <text:list-item>
          <text:p text:style-name="P20">Created a logging infrastructure for invoicing and billing integrated with the Monetra API. </text:p>
        </text:list-item>
        <text:list-item>
          <text:p text:style-name="P20">Ported existing web application from PHP Prado OO framework to Java Spring framework</text:p>
        </text:list-item>
        <text:list-item>
          <text:p text:style-name="P20">Assisted in remapping a Propel ORM structure to Hibernate table mapping</text:p>
        </text:list-item>
        <text:list-item>
          <text:p text:style-name="P20">Transferred Monetra PHP API to Java JNI API to support growing Java architecture</text:p>
        </text:list-item>
        <text:list-item>
          <text:p text:style-name="P20">Created a working ad generator and shopping cart for purchasing text ads, using fast auto-generated ad scripts configured for various web servers ranging from PHP, ASP, and Perl.</text:p>
        </text:list-item>
        <text:list-item>
          <text:p text:style-name="P20">Created an advertisement generation system as a unique, OO Prado/Ajax Component which allowed for on-the-fly ad customization for client sites.</text:p>
        </text:list-item>
        <text:list-item>
          <text:p text:style-name="P20">Assisted in the maintenance of the front-end Drupal based conductor.com website</text:p>
        </text:list-item>
        <text:list-item>
          <text:p text:style-name="P20">Designed strategic marketing administration utility providing information on revenue and sales generated and profit loss margins for LinkExperts and publishing clients. </text:p>
        </text:list-item>
      </text:list>
      <text:p text:style-name="P6"> </text:p>
      <text:p text:style-name="P4"><text:span text:style-name="T10">TheLadders.com,</text:span> <text:span text:style-name="T10">New</text:span> <text:span text:style-name="T10">York,</text:span> <text:span text:style-name="T10">NY</text:span>                                                      <text:tab/>May 2004 – May 2005</text:p>
      <text:p text:style-name="P4"><text:span text:style-name="T9">Computer</text:span> <text:span text:style-name="T9">Engineer</text:span></text:p>
      <text:p text:style-name="P17">Developed a successful 100K plus Job Search site including administrative tools and email clients using a multitude of programming languages and interfaces. </text:p>
      <text:p text:style-name="P6"><text:span text:style-name="T10">Skills</text:span> <text:span text:style-name="T10">Used</text:span>: PHP, J2EE (Spring Framework), Perl, MySQL, XML</text:p>
      <text:list xml:id="list31448373" text:style-name="L6">
        <text:list-item>
          <text:p text:style-name="P19">Created a dynamic “Job Landing” administrative interface which became one of the largest revenues for the company. </text:p>
        </text:list-item>
        <text:list-item>
          <text:p text:style-name="P19">Ported PHP application libraries into J2EE Spring / Tomcat environment</text:p>
        </text:list-item>
        <text:list-item>
          <text:p text:style-name="P19">Created SMTP logging utility in Perl and parsed into J2EE web application</text:p>
        </text:list-item>
        <text:list-item>
          <text:p text:style-name="P19">Created and administrated the initial websites which contributed to the multi-million dollar investment in the company.</text:p>
        </text:list-item>
        <text:list-item>
          <text:p text:style-name="P19">Worked strategically with marketing to generate dynamic charts and records of all subscriptions, un-subscriptions, and successful job landings.</text:p>
        </text:list-item>
        <text:list-item>
          <text:p text:style-name="P19">Worked with Omniture, Optimost, and a number of web statistic technologies to record and capture user activity and create a comfortable user experience and profitable information site. </text:p>
        </text:list-item>
      </text:list>
      <text:p text:style-name="P6"> </text:p>
      <text:p text:style-name="P4"><text:span text:style-name="T10">Crossborder</text:span> <text:span text:style-name="T10">Solutions</text:span> <text:span text:style-name="T10">Inc,</text:span> <text:span text:style-name="T10">New</text:span> <text:span text:style-name="T10">York,</text:span> <text:span text:style-name="T10">NY</text:span>                                          May 2001 – January 2002                 </text:p>
      <text:p text:style-name="P4"><text:span text:style-name="T9">Web</text:span> <text:span text:style-name="T9">Developer</text:span> </text:p>
      <text:p text:style-name="P4">Developed and designed business auditing software for overseas transfer pricing.</text:p>
      <text:p text:style-name="P18"><text:span text:style-name="T10">Skills</text:span> <text:span text:style-name="T10">Used:</text:span> JavaScript, XML, Visual Basic, DHTML, VBScript, Adobe Photoshop </text:p>
      <text:list xml:id="list31493626" text:style-name="L9">
        <text:list-item>
          <text:p text:style-name="P23">Developed and designed Compliance™, a financial auditing software program that allows companies to quickly generate 100+ page transfer pricing reports, saving time and money.</text:p>
        </text:list-item>
        <text:list-item>
          <text:p text:style-name="P23">Designed a multi-functional software user interface and navigation system focusing on usability, optimization for speed, <text:soft-page-break/>and user navigation.  </text:p>
        </text:list-item>
      </text:list>
      <text:p text:style-name="P6"> </text:p>
      <text:p text:style-name="P4"><text:span text:style-name="T10">IXL,</text:span> <text:span text:style-name="T10">New</text:span> <text:span text:style-name="T10">York,</text:span> <text:span text:style-name="T10">NY                                                                <text:tab/><text:tab/></text:span>May 1999 – Dec 2000</text:p>
      <text:p text:style-name="P4"><text:span text:style-name="T9">Web</text:span> <text:span text:style-name="T9">Development</text:span> <text:span text:style-name="T9">Consultant</text:span> </text:p>
      <text:p text:style-name="P4">      Developed major web projects for various banks and finance firms.</text:p>
      <text:p text:style-name="P18">    <text:span text:style-name="T10">Chase</text:span> <text:span text:style-name="T10">Manhattan</text:span> <text:span text:style-name="T10">Bank,</text:span> New York, NY</text:p>
      <text:p text:style-name="P18"><text:span text:style-name="T10">Skills</text:span> <text:span text:style-name="T10">Used</text:span><text:span text:style-name="T9">:</text:span> DHTML, Javascript, Java, JSP, Perl</text:p>
      <text:list xml:id="list31474759" text:style-name="L8">
        <text:list-item>
          <text:p text:style-name="P25">Led an HTML team for the design of <text:span text:style-name="T8">Chase</text:span> <text:span text:style-name="T8">Manhattan</text:span> <text:span text:style-name="T8">Online</text:span> <text:span text:style-name="T8">Banking</text:span> web site.</text:p>
        </text:list-item>
        <text:list-item>
          <text:p text:style-name="P25">Collaborated with backend programmers from Scient Inc. between to integrate HTML / JavaScript front end with JSP backend.</text:p>
        </text:list-item>
        <text:list-item>
          <text:p text:style-name="P25">Optimized site according to consumer preferences observed during user tests and operation of the site.</text:p>
        </text:list-item>
      </text:list>
      <text:p text:style-name="P18"> </text:p>
      <text:p text:style-name="P18">    <text:span text:style-name="T10">Kemper</text:span> <text:span text:style-name="T10">Insurance,</text:span> New York, NY</text:p>
      <text:p text:style-name="P18">     <text:span text:style-name="T10">Skills</text:span> <text:span text:style-name="T10">Used:</text:span> DHTML, Javascript, Perl</text:p>
      <text:p text:style-name="P18">Turned around a previously floundering project into a successful intranet for Kemper Insurance.</text:p>
      <text:p text:style-name="P18">Developed a DHTML interface for the intranet, including layout management and DHTML browser debugging for consistent display on both Internet Explorer and Netscape</text:p>
      <text:p text:style-name="P18">Hand-selected as the lead HTML programmer for the ChaseOnline site based on success of this project.</text:p>
      <text:p text:style-name="P6"> </text:p>
      <text:p text:style-name="P6"> </text:p>
      <text:h text:style-name="P29" text:outline-level="2">Technology</text:h>
      <text:p text:style-name="P6">Programming Languages</text:p>
      <text:p text:style-name="P6">·<text:span text:style-name="T19">         </text:span>Java Spring MVC 3 with Aspect J; Hibernate; PHP (Zend 2, CodeIgniter); Python (Django); Perl; CSS 3;  Android development (Java); Magento; Drupal; WordPress; Flash Actionscript; MySQL; Oracle; PostgreSQL; JQuery; JavaScript; C; C++; Bash shell scripting;</text:p>
      <text:p text:style-name="P15">Deployment and Version Control</text:p>
      <text:p text:style-name="P6">·<text:span text:style-name="T19">         </text:span>Git; Git-Hub; Subversion; Bamboo; Selenium;</text:p>
      <text:p text:style-name="P16"><text:span text:style-name="T10">Software</text:span> <text:span text:style-name="T10">Applications</text:span></text:p>
      <text:p text:style-name="P6">·<text:span text:style-name="T19">         </text:span>LAMP; Apache Tomcat and Httpd; Omniture, Macromedia Flash CS3; Adobe Photoshop; Adobe Illustrator; Quark Express; Adobe Premier; Adobe After Effects; </text:p>
      <text:p text:style-name="P6"><text:span text:style-name="T10">Operating</text:span> <text:span text:style-name="T10">Systems</text:span></text:p>
      <text:p text:style-name="P6">·<text:span text:style-name="T19">         </text:span>Linux (Ubuntu/Fedora/OpenSUSE/GenTOO); Apple; Windows; FreeBSD;  </text:p>
      <text:h text:style-name="P27" text:outline-level="2">Education</text:h>
      <text:p text:style-name="P6"><text:span text:style-name="T10">Howard</text:span> <text:span text:style-name="T10">University,</text:span> Washington, DC                                                                              <text:span text:style-name="T10">1997</text:span></text:p>
      <text:p text:style-name="P6">   Bachelor of Science in Systems &amp; Computer Science Engineering          </text:p>
      <text:h text:style-name="P27" text:outline-level="2">Honors</text:h>
      <text:p text:style-name="P24"><text:span text:style-name="T10">Open Source, </text:span>PHP Prado Framework Bug Fixer</text:p>
      <text:p text:style-name="P24"> </text:p>
      <text:p text:style-name="P24"><text:span text:style-name="T10">Book</text:span> <text:span text:style-name="T10">Credit,</text:span> <text:span text:style-name="T8">Here</text:span> <text:span text:style-name="T8">Is</text:span> <text:span text:style-name="T8">New</text:span> <text:span text:style-name="T8">York</text:span> (A Collection of photography from September 11, 2001)</text:p>
      <text:p text:style-name="P24"> </text:p>
      <text:p text:style-name="P24"><text:span text:style-name="T10">Photography</text:span> <text:span text:style-name="T10">Displayed</text:span> at the International Center of Photography – <text:span text:style-name="T8">Here</text:span> <text:span text:style-name="T8">Is</text:span> <text:span text:style-name="T8">New</text:span> <text:span text:style-name="T8">York</text:span> exhibit</text:p>
      <text:p text:style-name="P24">Listed as a member of professional photographers for Here Is New York exhibit</text:p>
      <text:p text:style-name="P6"> </text:p>
      <text:p text:style-name="P7"> </text:p>
      <text:p text:style-name="P8">References Available Upon Request</text:p>
      <text:p text:style-name="P5">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11:17:20.68</meta:creation-date>
    <dc:date>2013-01-14T11:41:19.22</dc:date>
    <meta:editing-duration>PT23M57S</meta:editing-duration>
    <meta:editing-cycles>7</meta:editing-cycles>
    <meta:generator>LibreOffice/3.4$Win32 LibreOffice_project/340m1$Build-502</meta:generator>
    <meta:document-statistic meta:table-count="0" meta:image-count="0" meta:object-count="0" meta:page-count="6" meta:paragraph-count="122" meta:word-count="1390" meta:character-count="9837" meta:non-whitespace-character-count="8029"/>
  </office:meta>
</office:document-meta>
</file>